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557f5f"/>
    </style:style>
    <style:style style:name="T7" style:family="text">
      <style:text-properties fo:color="#0000c0"/>
    </style:style>
    <style:style style:name="T8" style:family="text">
      <style:text-properties fo:color="#00ae00"/>
    </style:style>
    <style:style style:name="T9" style:family="text">
      <style:text-properties fo:color="#00ae00" fo:font-size="10pt" style:font-name-asian="Courier New" style:font-size-asian="10pt" style:font-name-complex="Courier New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080"/>
    </style:style>
    <style:style style:name="T12" style:family="text">
      <style:text-properties fo:color="#3f7f7f"/>
    </style:style>
    <style:style style:name="T13" style:family="text">
      <style:text-properties fo:color="#7f007f"/>
    </style:style>
    <style:style style:name="T14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.Dodanie filtra:</text:span></text:p>
      <text:p text:style-name="P1"><text:span text:style-name="T1">src/Application/ShopAdminBundle/Controller/ProductController.php</text:span></text:p>
      <text:p text:style-name="P1"><text:span text:style-name="T1"/></text:p>
      <text:p text:style-name="P7"><text:s text:c="4"/><text:tab/>$filter = <text:span text:style-name="T10">new </text:span>Product();</text:p>
      <text:p text:style-name="P7"><text:s text:c="8"/>//$form = $this-&gt;createForm(new ProductFilterType(), $filter);</text:p>
      <text:p text:style-name="P7"><text:s text:c="8"/></text:p>
      <text:p text:style-name="P7"><text:s text:c="8"/>$form = $this-&gt;createFormBuilder($filter)</text:p>
      <text:p text:style-name="P7"><text:s text:c="12"/>-&gt;add('category')</text:p>
      <text:p text:style-name="P7"><text:s text:c="8"/><text:tab/>-&gt;add('price', <text:span text:style-name="T10">null</text:span>, <text:span text:style-name="T10">array</text:span>('required' =&gt; <text:span text:style-name="T10">false</text:span>))</text:p>
      <text:p text:style-name="P7"><text:s text:c="12"/>-&gt;add('save', 'submit', <text:span text:style-name="T10">array</text:span>('label' =&gt; 'Filter'))</text:p>
      <text:p text:style-name="P7"><text:s text:c="12"/>-&gt;getForm();</text:p>
      <text:p text:style-name="P7"><text:s text:c="12"/></text:p>
      <text:p text:style-name="P7"><text:s text:c="8"/><text:span text:style-name="T10">if </text:span>($this-&gt;getRequest()-&gt;isMethod('POST')) {</text:p>
      <text:p text:style-name="P7"><text:tab/> <text:s text:c="7"/>$form-&gt;bind($this-&gt;getRequest());</text:p>
      <text:p text:style-name="P7"><text:tab/> <text:s text:c="7"/>//if ($form-&gt;isValid()) {</text:p>
      <text:p text:style-name="P7"><text:tab/> <text:s text:c="7"/></text:p>
      <text:p text:style-name="P7"><text:s text:c="8"/><text:tab/><text:span text:style-name="T10">if</text:span>($filter-&gt;getPrice()){</text:p>
      <text:p text:style-name="P7"><text:s text:c="12"/><text:tab/>$q-&gt;andWhere('p.price = :price')</text:p>
      <text:p text:style-name="P7"><text:s text:c="4"/><text:tab/><text:tab/><text:tab/> <text:s/>-&gt;setParameter('price', $filter-&gt;getPrice());</text:p>
      <text:p text:style-name="P7"><text:tab/><text:tab/> <text:s text:c="3"/>}</text:p>
      <text:p text:style-name="P7"><text:s text:c="12"/><text:tab/></text:p>
      <text:p text:style-name="P7"><text:s text:c="12"/><text:span text:style-name="T10">if</text:span>($filter-&gt;getCategory()){</text:p>
      <text:p text:style-name="P7"><text:s text:c="12"/><text:tab/>$q-&gt;andWhere('p.category = :category_id')</text:p>
      <text:p text:style-name="P7"><text:s text:c="4"/><text:tab/><text:tab/><text:tab/> <text:s/>-&gt;setParameter('category_id', $filter-&gt;getCategory());</text:p>
      <text:p text:style-name="P7"><text:s text:c="12"/>}</text:p>
      <text:p text:style-name="P7"><text:s text:c="12"/>//}</text:p>
      <text:p text:style-name="P7"><text:s text:c="8"/>}</text:p>
      <text:p text:style-name="P3"><text:s text:c="8"/></text:p>
      <text:p text:style-name="P3"><text:tab/><text:tab/>$query = $q-&gt;getQuery();</text:p>
      <text:p text:style-name="P3"><text:tab/><text:tab/></text:p>
      <text:p text:style-name="P3"><text:tab/><text:tab/>$entities = $query-&gt;getResult();</text:p>
      <text:p text:style-name="P1"/>
      <text:p text:style-name="P1"><text:span text:style-name="T1"><text:s text:c="8"/></text:span><text:span text:style-name="T5">return </text:span><text:span text:style-name="T1">$this-&gt;render(</text:span><text:span text:style-name="T7">'ApplicationShopAdminBundle:Product:index.html.twig'</text:span><text:span text:style-name="T1">, </text:span><text:span text:style-name="T5">array</text:span><text:span text:style-name="T1">(</text:span></text:p>
      <text:p text:style-name="P1"><text:span text:style-name="T1"><text:s text:c="12"/></text:span><text:span text:style-name="T7">'entities' </text:span><text:span text:style-name="T1">=&gt; $entities,</text:span></text:p>
      <text:p text:style-name="P1"><text:span text:style-name="T1"><text:s text:c="12"/></text:span><text:span text:style-name="T7">'last_page' </text:span><text:span text:style-name="T1">=&gt; $last_page,</text:span></text:p>
      <text:p text:style-name="P1"><text:span text:style-name="T1"><text:s text:c="12"/></text:span><text:span text:style-name="T7">'previous_page' </text:span><text:span text:style-name="T1">=&gt; $previous_page,</text:span></text:p>
      <text:p text:style-name="P1"><text:span text:style-name="T1"><text:s text:c="12"/></text:span><text:span text:style-name="T7">'current_page' </text:span><text:span text:style-name="T1">=&gt; $page,</text:span></text:p>
      <text:p text:style-name="P1"><text:span text:style-name="T1"><text:s text:c="12"/></text:span><text:span text:style-name="T7">'next_page' </text:span><text:span text:style-name="T1">=&gt; $next_page,</text:span></text:p>
      <text:p text:style-name="P1"><text:span text:style-name="T1"><text:s text:c="8"/><text:tab/></text:span><text:span text:style-name="T7">'total_products' </text:span><text:span text:style-name="T1">=&gt; $total_products,</text:span></text:p>
      <text:p text:style-name="P1"><text:span text:style-name="T1"><text:s text:c="8"/><text:tab/></text:span><text:span text:style-name="T7">'sort_col' </text:span><text:span text:style-name="T1">=&gt; $sort_col,</text:span></text:p>
      <text:p text:style-name="P1"><text:span text:style-name="T1"><text:s text:c="8"/><text:tab/></text:span><text:span text:style-name="T7">'sort_type' </text:span><text:span text:style-name="T1">=&gt; $sort_type,</text:span></text:p>
      <text:p text:style-name="P1"><text:span text:style-name="T1"><text:s text:c="8"/><text:tab/></text:span><text:span text:style-name="T8">'form' =&gt; $form-&gt;createView()</text:span></text:p>
      <text:p text:style-name="P4"><text:span text:style-name="T2"><text:s text:c="8"/>));</text:span></text:p>
      <text:p text:style-name="P4"><text:span text:style-name="T2"/></text:p>
      <text:p text:style-name="P6"><text:span text:style-name="T3">2. Dodanie rormularza filtra:</text:span></text:p>
      <text:p text:style-name="P6"><text:span text:style-name="T3">src/Application/ShopAdminBundle/Resources/views/Product/index.html.twig</text:span></text:p>
      <text:p text:style-name="P6"><text:span text:style-name="T3"/></text:p>
      <text:p text:style-name="P1"><text:span text:style-name="T1"><text:s text:c="4"/><text:tab/><text:tab/></text:span><text:span text:style-name="T11">&lt;</text:span><text:span text:style-name="T12">h1</text:span><text:span text:style-name="T1"> </text:span><text:span text:style-name="T13">class</text:span><text:span text:style-name="T1">=</text:span><text:span text:style-name="T14">"page-header"</text:span><text:span text:style-name="T11">&gt;</text:span><text:span text:style-name="T1">Product list</text:span><text:span text:style-name="T11">&lt;/</text:span><text:span text:style-name="T12">h1</text:span><text:span text:style-name="T11">&gt;</text:span></text:p>
      <text:p text:style-name="P2"><text:span text:style-name="T3"><text:s text:c="4"/><text:tab/><text:tab/></text:span><text:span text:style-name="T9">{{ form(form)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28S</meta:editing-duration>
    <meta:editing-cycles>4</meta:editing-cycles>
    <meta:generator>OpenOffice.org/3.3$Win32 OpenOffice.org_project/330m20$Build-9567</meta:generator>
    <dc:date>2015-08-20T11:14:41.40</dc:date>
    <dc:creator>szymon idczak</dc:creator>
    <meta:document-statistic meta:table-count="0" meta:image-count="0" meta:object-count="0" meta:page-count="1" meta:paragraph-count="45" meta:word-count="98" meta:character-count="1588"/>
    <meta:user-defined meta:name="Info 1"/>
    <meta:user-defined meta:name="Info 2"/>
    <meta:user-defined meta:name="Info 3"/>
    <meta:user-defined meta:name="Info 4"/>
  </office:meta>
</office:document-meta>
</file>